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fb" officeooo:paragraph-rsid="00058efb"/>
    </style:style>
    <style:style style:name="P2" style:family="paragraph" style:parent-style-name="Standard">
      <style:text-properties officeooo:rsid="00058efb" officeooo:paragraph-rsid="00058efb" fo:background-color="#ffff00"/>
    </style:style>
    <style:style style:name="P3" style:family="paragraph" style:parent-style-name="Standard">
      <style:text-properties officeooo:rsid="0005a356" officeooo:paragraph-rsid="0005a356" fo:background-color="#ffff00"/>
    </style:style>
    <style:style style:name="P4" style:family="paragraph" style:parent-style-name="Standard">
      <style:text-properties officeooo:rsid="00058efb" officeooo:paragraph-rsid="00058efb" fo:background-color="transparent"/>
    </style:style>
    <style:style style:name="P5" style:family="paragraph" style:parent-style-name="Standard">
      <style:text-properties officeooo:rsid="0005a356" officeooo:paragraph-rsid="0005a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a</text:p>
      <text:p text:style-name="P2">USA</text:p>
      <text:p text:style-name="P1">Australia</text:p>
      <text:p text:style-name="P1">new Zealand</text:p>
      <text:p text:style-name="P2">south africa</text:p>
      <text:p text:style-name="P2"/>
      <text:p text:style-name="P4">London</text:p>
      <text:p text:style-name="P2">Manchester</text:p>
      <text:p text:style-name="P2">Liverpool</text:p>
      <text:p text:style-name="P2"/>
      <text:p text:style-name="P4">Gordon Ramsey</text:p>
      <text:p text:style-name="P2">Boris Johnson</text:p>
      <text:p text:style-name="P1">Margrethe thatcher</text:p>
      <text:p text:style-name="P1">Daniel Radcliffe</text:p>
      <text:p text:style-name="P1"/>
      <text:p text:style-name="P5">Tea</text:p>
      <text:p text:style-name="P3">fish n chips</text:p>
      <text:p text:style-name="P5">biscuits</text:p>
      <text:p text:style-name="P5">crisps</text:p>
      <text:p text:style-name="P3">beans</text:p>
      <text:p text:style-name="P5">full English</text:p>
      <text:p text:style-name="P3">egg</text:p>
      <text:p text:style-name="P5">Lasagn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2:00:13.997402508</meta:creation-date>
    <meta:generator>LibreOffice/6.4.7.2$Linux_X86_64 LibreOffice_project/40$Build-2</meta:generator>
    <dc:date>2021-11-19T12:18:50.832351414</dc:date>
    <meta:editing-duration>PT7M14S</meta:editing-duration>
    <meta:editing-cycles>1</meta:editing-cycles>
    <meta:document-statistic meta:table-count="0" meta:image-count="0" meta:object-count="0" meta:page-count="2" meta:paragraph-count="20" meta:word-count="29" meta:character-count="181" meta:non-whitespace-character-count="172"/>
  </office:meta>
</office:document-meta>
</file>